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recoverableKeyException.UnrecoverableKey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recoverableKeyException.UnrecoverableKe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